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 Regular" svg:font-family="Noto Sans CJK S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图像1" text:anchor-type="paragraph" svg:x="0in" svg:y="0in" svg:width="6.69291in" svg:height="4.72008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 Regular" svg:font-family="Noto Sans CJK S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等线" style:font-name-complex="Noto Sans CJK SC Regular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zhang siyuan</dc:creator>
    <meta:creation-date>2019-07-05T11:23:00Z</meta:creation-date>
    <dc:date>2019-07-06T16:47:00Z</dc:date>
    <meta:template xlink:href="Normal" xlink:type="simple"/>
    <meta:editing-cycles>2</meta:editing-cycles>
    <meta:editing-duration>PT420S</meta:editing-duration>
    <meta:document-statistic meta:page-count="1" meta:paragraph-count="1" meta:word-count="0" meta:character-count="1" meta:row-count="1" meta:non-whitespace-character-count="1"/>
  </office:meta>
</office:document-meta>
</file>